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F000003714491DF2D7C1DA851.png" manifest:media-type="image/png"/>
  <manifest:file-entry manifest:full-path="Pictures/100002010000023000000372815B81AE9178E585.png" manifest:media-type="image/png"/>
  <manifest:file-entry manifest:full-path="Pictures/100002010000006A0000006A1C9B2164C6699EA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09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41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366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1.2cm" fo:margin-bottom="1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Menlo" fo:font-size="14pt" style:font-size-asian="14pt" style:font-size-complex="14pt"/>
    </style:style>
    <style:style style:name="T3" style:family="text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6cm" svg:height="16.256cm" draw:transform="rotate (-3.14159265358979) translate (15.423cm 18.272cm)">
          <draw:image xlink:href="../../../../../../../Applications/LibreOffice.app/Contents/Resources/../Resources/gallery/symbols/Icon-Document02-Grey.svg" xlink:type="simple" xlink:show="embed" xlink:actuate="onLoad">
            <text:p/>
          </draw:image>
          <draw:image xlink:href="Pictures/100002010000006A0000006A1C9B2164C6699EA3.png" xlink:type="simple" xlink:show="embed" xlink:actuate="onLoad"/>
        </draw:frame>
        <draw:frame draw:style-name="gr2" draw:text-style-name="P1" draw:layer="layout" svg:width="5.83cm" svg:height="9.183cm" svg:x="17.522cm" svg:y="1.342cm">
          <draw:image xlink:href="Pictures/100002010000023000000372815B81AE9178E585.png" xlink:type="simple" xlink:show="embed" xlink:actuate="onLoad">
            <text:p/>
          </draw:image>
        </draw:frame>
        <draw:frame draw:style-name="gr2" draw:text-style-name="P1" draw:layer="layout" svg:width="5.842cm" svg:height="9.195cm" svg:x="17.51cm" svg:y="11.109cm">
          <draw:image xlink:href="Pictures/100002010000022F000003714491DF2D7C1DA851.png" xlink:type="simple" xlink:show="embed" xlink:actuate="onLoad">
            <text:p/>
          </draw:image>
        </draw:frame>
        <draw:frame draw:style-name="gr3" draw:text-style-name="P2" draw:layer="layout" svg:width="10.598cm" svg:height="1.159cm" svg:x="2.34cm" svg:y="3.905cm">
          <draw:text-box>
            <text:p><text:span text:style-name="T1">Layout file:</text:span> <text:span text:style-name="T2">activity_guestbooks.xml</text:span></text:p>
          </draw:text-box>
        </draw:frame>
        <draw:frame draw:style-name="gr4" draw:text-style-name="P2" draw:layer="layout" svg:width="10.668cm" svg:height="2.793cm" svg:x="2.397cm" svg:y="6.588cm">
          <draw:text-box>
            <text:list text:style-name="L1">
              <text:list-item>
                <text:p text:style-name="P3"><text:span text:style-name="T1">includes</text:span> <text:span text:style-name="T2">app_bar_guestbooks.xml</text:span></text:p>
              </text:list-item>
              <text:list-item>
                <text:p text:style-name="P3"><text:span text:style-name="T3">defines navigation drawer</text:span></text:p>
              </text:list-item>
            </text:list>
          </draw:text-box>
        </draw:frame>
        <draw:custom-shape draw:style-name="gr5" draw:text-style-name="P4" draw:layer="layout" svg:width="0.762cm" svg:height="9.144cm" svg:x="16.367cm" svg:y="1.3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0.762cm" svg:height="9.144cm" svg:x="16.367cm" svg:y="11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4" draw:layer="layout" svg:x1="12.176cm" svg:y1="7.096cm" svg:x2="16.24cm" svg:y2="5.953cm">
          <text:p/>
        </draw:line>
        <draw:line draw:style-name="gr7" draw:text-style-name="P4" draw:layer="layout" svg:x1="9.89cm" svg:y1="9.128cm" svg:x2="16.24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5:23:00.703908000</meta:creation-date>
    <dc:date>2015-11-16T15:57:52.623665000</dc:date>
    <meta:editing-duration>PT19M41S</meta:editing-duration>
    <meta:editing-cycles>2</meta:editing-cycles>
    <meta:generator>LibreOffice/5.0.3.2$MacOSX_X86_64 LibreOffice_project/e5f16313668ac592c1bfb310f4390624e3dbfb75</meta:generator>
    <meta:document-statistic meta:object-count="9"/>
  </office:meta>
</office:document-meta>
</file>